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db375" officeooo:paragraph-rsid="000db375"/>
    </style:style>
    <style:style style:name="P2" style:family="paragraph" style:parent-style-name="Standard">
      <style:text-properties fo:language="fr" fo:country="FR" officeooo:rsid="0010479f" officeooo:paragraph-rsid="0010479f"/>
    </style:style>
    <style:style style:name="P3" style:family="paragraph" style:parent-style-name="Index_20_Heading">
      <style:text-properties fo:font-size="12pt" officeooo:paragraph-rsid="000e8f33" style:font-size-asian="12pt" style:font-size-complex="12pt"/>
    </style:style>
    <style:style style:name="P4" style:family="paragraph" style:parent-style-name="Standard">
      <style:text-properties fo:language="fr" fo:country="FR" officeooo:rsid="000db375" officeooo:paragraph-rsid="000db375"/>
    </style:style>
    <style:style style:name="P5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officeooo:rsid="000e8f33"/>
    </style:style>
    <style:style style:name="T2" style:family="text">
      <style:text-properties officeooo:rsid="000f083a"/>
    </style:style>
    <style:style style:name="T3" style:family="text">
      <style:text-properties officeooo:rsid="0010479f"/>
    </style:style>
    <style:style style:name="T4" style:family="text">
      <style:text-properties officeooo:rsid="0010cb3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0cb31"/>
    </style:style>
    <style:style style:name="T7" style:family="text">
      <style:text-properties officeooo:rsid="001149e5"/>
    </style:style>
    <style:style style:name="T8" style:family="text">
      <style:text-properties officeooo:rsid="001238e0"/>
    </style:style>
    <style:style style:name="T9" style:family="text">
      <style:text-properties officeooo:rsid="001405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8">Mémo</text:span> <text:span text:style-name="T1">P</text:span>3</text:h>
      <text:p text:style-name="P3">robin moussu - PET D</text:p>
      <text:p text:style-name="P1"/>
      <text:p text:style-name="P1"/>
      <text:p text:style-name="P1">Durant le module de P3, avec un groupe de camarade, nous avons organisé une table ronde. Voici ce que je retiens de cette expérience.</text:p>
      <text:p text:style-name="P1"/>
      <text:p text:style-name="P1">Tout d'abord, pour <text:span text:style-name="T4">prendre contact avec des</text:span> ingénieurs <text:span text:style-name="T4">susceptibles</text:span> de faire parti<text:span text:style-name="T9">e</text:span> des intervenants <text:span text:style-name="T4">pour</text:span> cet <text:span text:style-name="T4">événement</text:span>, il était <text:span text:style-name="T4">nécessaire</text:span> d'avoir un bon réseau. Ce module de P3 m'a permis de me rendre compte de <text:span text:style-name="T4">l’importance</text:span> d'élaborer un et de l'entretenir. De plus, c'était l'occasion idéale pour l'améliorer. Réunir des ingénieurs <text:span text:style-name="T4">s</text:span>'est révélé bien plus simple que ce que je craignais. En effet, <text:span text:style-name="T4">il nous a même été nécessaire</text:span> de refuser des intervenants. Cette étape <text:span text:style-name="T4">fut</text:span> difficile pour nous, car nous devions refuser des <text:span text:style-name="T4">personnes</text:span> qui s'était rendu disponible pour nous. Il nous a fallu être à la fois ferme et diplomate.</text:p>
      <text:p text:style-name="P1">Nous avions prévu que chaque intervenant se présente au début de la table ronde, mais lors de l'organisation de <text:span text:style-name="T4">l’événement</text:span>, vu que nous avions réussis à inviter sept ingénieurs, nous nous somme rendu compte que cette étape risquait d'être très longue. Elle était essentielle, afin que chaque élève puisse s'identifier à une partie des intervenants, mais nous souhaitions qu'elle ne dure pas plus d'une heure. Les intervenants ont souhaité utiliser des diaporamas <text:span text:style-name="T6">P</text:span><text:span text:style-name="T5">ower</text:span> <text:span text:style-name="T4">P</text:span>oint, ce qui était une bonne chose, mais lorsque que nous nous sommes rendu compte du nombre moyen de <text:span text:style-name="T5">slides</text:span>, nous avons pris peur. <text:span text:style-name="T4">Heureusement</text:span>, cela c'est très bien passé, et je me <text:span text:style-name="T4">suis rendu</text:span> compte que nos crainte<text:span text:style-name="T4">s</text:span> étaient sans fondement. <text:span text:style-name="T4">En effet l</text:span>a gestion du temps étant une qualité primordiale pour un ingénieur, nos intervenants ont su parfaitement s'adapter à la <text:span text:style-name="T4">contrainte</text:span> horaire que nous leur avions donné.</text:p>
      <text:p text:style-name="P1"/>
      <text:p text:style-name="P1">Durant <text:span text:style-name="T1">le déroulement de </text:span>la table <text:span text:style-name="T1">ronde</text:span>, nous étions <text:span text:style-name="T4">heureusement</text:span> bien organisé, et avions prévu la plupart des risques qui pouvaient se produire. Nous avions par exemple pris deux <text:span text:style-name="T4">PC</text:span> <text:span text:style-name="T9">dans</text:span> le cas ou un des deux ne puissent pas fonctionner. La logistique est <text:span text:style-name="T4">quelque-chose</text:span> de compliqué à mettre place, mais qui s'avère <text:span text:style-name="T4">nécessaire</text:span> dans ce genre <text:span text:style-name="T4">d’événement.</text:span> <text:span text:style-name="T4">De</text:span> nombreux petits détails sont à prendre en compte. Le service de <text:span text:style-name="T4">P</text:span>helma avait mis à notre disposition des micros, de la nourriture et de la boisson. Cela peut <text:span text:style-name="T4">paraître</text:span> insignifiant mais <text:span text:style-name="T4">ces détails</text:span> se <text:span text:style-name="T1">sont révélés essentiels</text:span> pour la bonne réalisation de ce type <text:span text:style-name="T4">d’événement.</text:span></text:p>
      <text:p text:style-name="P1">Pour ce qui est du contact humain, j'ai toujours été à l'aise à l'oral, mais je me suis bien rendu compte qu'à la fin de la table ronde j'étais <text:span text:style-name="T4">beaucoup</text:span> plus détendu et bien plus à <text:span text:style-name="T4">mon </text:span>aise qu'au début. La table ronde était une <text:span text:style-name="T4">occasion</text:span> unique pour moi, car elle m<text:span text:style-name="T4">'a</text:span> prépar<text:span text:style-name="T4">é</text:span> à l'organisation de future réunion<text:span text:style-name="T4">s. De plus, cela m'a permis de prendre la parole </text:span>devant un public large, dans un contexte proche de mon futur <text:span text:style-name="T4">milieu</text:span> professionnel, <text:span text:style-name="T9">et</text:span> fut une expérience très enrichissante. Je <text:span text:style-name="T4">regrette</text:span> seulement de ne pas avoir pu manger avec les autres ingénieurs après la table ronde, <text:span text:style-name="T4">afin d’échanger plus longtemps avec les intervenants.</text:span></text:p>
      <text:p text:style-name="P1"/>
      <text:p text:style-name="P1">Durant le module de P3, les autres élèves ont interviewés <text:span text:style-name="T4">des</text:span> ingénieurs. Leur<text:span text:style-name="T4">s</text:span> rapport<text:span text:style-name="T4">s</text:span> d'expérience étaient très <text:span text:style-name="T4">intéressants</text:span>, et j'ai l'impression qu'ils se sont confrontés aux mêmes <text:span text:style-name="T4">difficultés</text:span> que nous. En effet, nos réseau<text:span text:style-name="T1">x</text:span> n'étant pas très développé<text:span text:style-name="T2">s,</text:span> il était difficile de prendre contact, mais dans l'ensemble <text:span text:style-name="T4">il me semble que</text:span> les ingénieurs aimer partager ce qu'ils font, et arrivent à se rendre <text:span text:style-name="T4">relativement</text:span> disponible, malgré des emplois du temps chargé. Ce que je retire de cela est qu'un <text:span text:style-name="T4">ingénieur</text:span> se doit <text:soft-page-break/>d'être bien organisé, <text:span text:style-name="T4">mais également que ce type de métier semble véritablement passionnant.</text:span></text:p>
      <text:p text:style-name="P1"/>
      <text:p text:style-name="P1">Ce qui m'a marqué en parlant avec les ingénieurs durant la table ronde est qu'ils étaient tous doté d'une grande ouverture d'esprit. Je pense que cela est <text:span text:style-name="T4">dû</text:span> à la diversité des <text:span text:style-name="T4">événements</text:span> qu'ils ont été amené<text:span text:style-name="T1">s</text:span> à rencontrer dans leur carrière professionnelle. En parlant de carrière, il est clair qu'il n'existe pas deux carrière<text:span text:style-name="T1">s</text:span> identiques. C'est <text:span text:style-name="T4">quelque-chose</text:span> qui m'attire dans le<text:span text:style-name="T7">s</text:span> métier<text:span text:style-name="T7">s</text:span> d'ingénieur. Je suis ravi que ma future profession sera toujours pleine de nouveauté et de nouveaux défi à relever.</text:p>
      <text:p text:style-name="P1">Ce que je retien<text:span text:style-name="T1">s </text:span>de mes <text:span text:style-name="T4">expériences</text:span> personnelle et de ce P3, est qu'une carrière est <text:span text:style-name="T4">quelque-chose</text:span> qui se construit, mais en même temps qui dépend <text:span text:style-name="T4">beaucoup</text:span> <text:span text:style-name="T4">d’opportunités. La plupart des ingénieurs avec qui j'ai pu échanger ont eu des choix à faire dans une échéance très courte, leur permettant d'avoir s'ils le souhaitaient une promotion, ou une mutation à l'étranger.</text:span></text:p>
      <text:p text:style-name="P1"/>
      <text:p text:style-name="P1">Le module de P3 m'a <text:span text:style-name="T3">également </text:span>mis face à certaine de mes difficultés<text:span text:style-name="T1"> </text:span>: l'organisation personnelle et la ponctualité principalement. J'estime <text:span text:style-name="T7">avoir été à la hauteur</text:span>, mais il est clair que je doi<text:span text:style-name="T1">s</text:span> faire attention à ces deux point<text:span text:style-name="T1">s</text:span>. Je sais que je <text:span text:style-name="T7">suis </text:span>tout à fait capable de m'organiser, et d'être tout à fait ponctuel, mais j'ai du mal à le faire de manière régulière. Je pense que ce son<text:span text:style-name="T7">t</text:span> les deux prochains point<text:span text:style-name="T1">s</text:span> que je vais devoir améliorer chez moi.</text:p>
      <text:p text:style-name="P1"/>
      <text:p text:style-name="P2">Pour conclure, ce module s'est révélé enrichissant, en me <text:span text:style-name="T4">permettant</text:span> d'agrandir mon réseau, et en participant à l'organisation d'un événement d<text:span text:style-name="T7">'une certaine</text:span> importance. <text:span text:style-name="T7">Les </text:span>différents retours d'expérience et les <text:span text:style-name="T4">discussions</text:span> que j'ai pu avoir avec des ingénieurs <text:span text:style-name="T7">se sont également révélés</text:span> très enrichissant<text:span text:style-name="T7">s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Moussu</meta:initial-creator>
    <meta:creation-date>2014-02-06T22:44:20.567199154</meta:creation-date>
    <dc:date>2014-02-07T08:41:34.866287630</dc:date>
    <dc:creator>Robin Moussu</dc:creator>
    <meta:editing-duration>PT19M39S</meta:editing-duration>
    <meta:editing-cycles>5</meta:editing-cycles>
    <meta:generator>LibreOffice/4.1.4.2$Linux_X86_64 LibreOffice_project/410m0$Build-2</meta:generator>
    <meta:document-statistic meta:table-count="0" meta:image-count="0" meta:object-count="0" meta:page-count="2" meta:paragraph-count="12" meta:word-count="853" meta:character-count="5190" meta:non-whitespace-character-count="4349"/>
  </office:meta>
</office:document-meta>
</file>